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able_20_Contents" style:list-style-name="L3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Table_20_Contents" style:list-style-name="L6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7" style:family="paragraph" style:parent-style-name="Table_20_Contents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1" style:family="paragraph" style:parent-style-name="Table_20_Contents" style:list-style-name="L7">
      <style:paragraph-properties fo:text-align="justify" style:justify-single-word="false"/>
      <style:text-properties style:font-name="Arial"/>
    </style:style>
    <style:style style:name="P12" style:family="paragraph" style:parent-style-name="Table_20_Contents" style:list-style-name="L8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905034681" text:style-name="L1">
              <text:list-item>
                <text:p text:style-name="P4">Database design</text:p>
              </text:list-item>
              <text:list-item>
                <text:p text:style-name="P4">Home page and main menu</text:p>
              </text:list-item>
              <text:list-item>
                <text:p text:style-name="P4">Website design</text:p>
              </text:list-item>
              <text:list-item>
                <text:p text:style-name="P4">Data management</text:p>
              </text:list-item>
              <text:list-item>
                <text:p text:style-name="P4">User management</text:p>
              </text:list-item>
              <text:list-item>
                <text:p text:style-name="P4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015254767" text:style-name="L2">
              <text:list-item>
                <text:p text:style-name="P7">Information exchange with JSON and cURL</text:p>
              </text:list-item>
              <text:list-item>
                <text:p text:style-name="P7">File exchange with cURL</text:p>
              </text:list-item>
              <text:list-item>
                <text:p text:style-name="P7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205852808" text:style-name="L3">
              <text:list-item>
                <text:p text:style-name="P5">Sending emails according to death lines by a daem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896031640" text:style-name="L4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2172483617" text:style-name="L5">
              <text:list-item>
                <text:p text:style-name="P9"/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list xml:id="list2139227526" text:style-name="L6">
              <text:list-item>
                <text:p text:style-name="P10">Students request to take exams at host university</text:p>
              </text:list-item>
              <text:list-item>
                <text:p text:style-name="P6">Home/host coordinator accepts students request</text:p>
              </text:list-item>
            </text:list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1549854309" text:style-name="L7">
              <text:list-item>
                <text:p text:style-name="P11">Searching the website of an institution for course information</text:p>
              </text:list-item>
              <text:list-item>
                <text:p text:style-name="P11">matching corresponding courses</text:p>
              </text:list-item>
              <text:list-item>
                <text:p text:style-name="P11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148776154" text:style-name="L8">
              <text:list-item>
                <text:p text:style-name="P12">Data Warehouse database design and integration</text:p>
              </text:list-item>
              <text:list-item>
                <text:p text:style-name="P12">EIS web-interface design and integration</text:p>
              </text:list-item>
              <text:list-item>
                <text:p text:style-name="P12">Data mining implementation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1:05:48</dc:date>
    <meta:generator>LibreOffice/3.3$Unix LibreOffice_project/330m19$Build-202</meta:generator>
    <meta:editing-duration>PT2H56M1S</meta:editing-duration>
    <meta:editing-cycles>11</meta:editing-cycles>
    <meta:document-statistic meta:table-count="1" meta:image-count="0" meta:object-count="0" meta:page-count="1" meta:paragraph-count="43" meta:word-count="156" meta:character-count="862"/>
  </office:meta>
</office:document-meta>
</file>